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  <style:text-properties officeooo:rsid="00226aa0" officeooo:paragraph-rsid="00226aa0"/>
    </style:style>
    <style:style style:name="P2" style:family="paragraph" style:parent-style-name="Heading_20_2">
      <style:text-properties officeooo:rsid="00226aa0" officeooo:paragraph-rsid="00226aa0"/>
    </style:style>
    <style:style style:name="P3" style:family="paragraph" style:parent-style-name="Text_20_body">
      <style:text-properties officeooo:paragraph-rsid="00226aa0"/>
    </style:style>
    <style:style style:name="T1" style:family="text">
      <style:text-properties officeooo:rsid="00226aa0"/>
    </style:style>
    <style:style style:name="Sect1" style:family="section">
      <style:section-properties text:dont-balance-text-columns="false" style:editable="false">
        <style:columns fo:column-count="2">
          <style:column-sep style:width="0.009cm" style:color="#000000" style:height="100%" style:style="solid"/>
          <style:column style:rel-width="5528*" fo:start-indent="0cm" fo:end-indent="0.249cm"/>
          <style:column style:rel-width="4110*" fo:start-indent="0.2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-sep style:width="0.009cm" style:color="#000000" style:height="100%" style:style="solid"/>
          <style:column style:rel-width="5527*" fo:start-indent="0cm" fo:end-indent="0.249cm"/>
          <style:column style:rel-width="4111*" fo:start-indent="0.249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fugee</text:h>
      <text:h text:style-name="P2" text:outline-level="2">Bm <text:s/>D <text:s/>A, G <text:s/>A</text:h>
      <text:h text:style-name="Heading_20_3" text:outline-level="3">We got somethin′ we both know it</text:h>
      <text:p text:style-name="P3">We don't talk too much about it</text:p>
      <text:p text:style-name="P3">Ain′t no real big secret all the same, Somehow we get around it</text:p>
      <text:p text:style-name="P3"/>
      <text:p text:style-name="P3">Listen, it don't really matter to me baby</text:p>
      <text:p text:style-name="P3">You believe what you want to believe</text:p>
      <text:section text:style-name="Sect1" text:name="Section1">
        <text:p text:style-name="P3">You see you don't have to live like a refugee</text:p>
        <text:p text:style-name="P3">You see you don't have to live like a refugee</text:p>
        <text:p text:style-name="P3">Don′t have to live like a refugee</text:p>
        <text:p text:style-name="P3">Don′t have to live like a refugee</text:p>
      </text:section>
      <text:p text:style-name="P3"/>
      <text:h text:style-name="Heading_20_3" text:outline-level="3">Somewhere, somehow, somebody</text:h>
      <text:p text:style-name="P3">Must have kicked you around some</text:p>
      <text:p text:style-name="P3">Tell me, why you wanna lay there</text:p>
      <text:p text:style-name="P3">Revel in your abandon</text:p>
      <text:p text:style-name="P3"/>
      <text:p text:style-name="P3">Honey it don′t make no difference to me baby</text:p>
      <text:p text:style-name="P3">Everybody's had to fight to be free</text:p>
      <text:section text:style-name="Sect2" text:name="Section2">
        <text:p text:style-name="P3">You see you don't have to live like a refugee</text:p>
        <text:p text:style-name="P3">You see you don't have to live like a refugee</text:p>
        <text:p text:style-name="P3">Don′t have to live like a refugee</text:p>
        <text:p text:style-name="P3">Don′t have to live like a refugee</text:p>
      </text:section>
      <text:h text:style-name="P2" text:outline-level="2"/>
      <text:h text:style-name="P2" text:outline-level="2">A <text:s/>D <text:s/>G <text:s/>A</text:h>
      <text:h text:style-name="Heading_20_3" text:outline-level="3">Baby we ain′t the first</text:h>
      <text:p text:style-name="P3">I'm sure a lot of other lover's been burned</text:p>
      <text:p text:style-name="P3"><text:span text:style-name="T1">After all</text:span> this <text:span text:style-name="T1">ain’t</text:span> real to you</text:p>
      <text:p text:style-name="P3"><text:span text:style-name="T1">I</text:span>t′s one of those things</text:p>
      <text:p text:style-name="P3">You gotta feel to be tru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false" fo:line-height="75%" style:page-number="auto"/>
      <style:text-properties fo:font-size="14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style-name="Regular" style:font-family-generic="roman" style:font-pitch="variable" fo:font-size="360%" fo:font-style="normal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opacity="100%"/>
      <style:paragraph-properties fo:margin-top="0.199cm" fo:margin-bottom="0.199cm" style:contextual-spacing="false"/>
      <style:text-properties fo:color="#808080" loext:opacity="100%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" fo:font-family="'Times New Roman'" style:font-style-name="Regular" style:font-family-generic="roman" style:font-pitch="variable" fo:font-size="32pt" fo:font-weight="normal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16:01:34.684914066</meta:creation-date>
    <dc:title>SongSheet</dc:title>
    <meta:editing-cycles>3</meta:editing-cycles>
    <meta:generator>LibreOffice/7.6.4.1$MacOSX_AARCH64 LibreOffice_project/e19e193f88cd6c0525a17fb7a176ed8e6a3e2aa1</meta:generator>
    <meta:editing-duration>PT11M17S</meta:editing-duration>
    <dc:date>2025-04-14T16:12:52.072898209</dc:date>
    <meta:document-statistic meta:table-count="0" meta:image-count="0" meta:object-count="0" meta:page-count="1" meta:paragraph-count="27" meta:word-count="188" meta:character-count="885" meta:non-whitespace-character-count="718"/>
    <meta:template xlink:type="simple" xlink:actuate="onRequest" xlink:title="SongSheet" xlink:href="../../../../Library/Application%20Support/LibreOffice/4/user/template/SongSheet.ott" meta:date="2025-04-14T16:01:34.623438216"/>
  </office:meta>
</office:document-meta>
</file>